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ee6ef" draw:textarea-horizontal-align="justify" draw:textarea-vertical-align="top" draw:auto-grow-height="false" fo:min-height="22.501cm" fo:min-width="15.774cm"/>
      <style:paragraph-properties style:writing-mode="lr-tb"/>
    </style:style>
    <style:style style:name="gr2" style:family="graphic" style:parent-style-name="standard">
      <style:graphic-properties svg:stroke-color="#000000" draw:fill-color="#b4c7dc" draw:textarea-horizontal-align="justify" draw:textarea-vertical-align="middle" draw:auto-grow-height="false" fo:min-height="3.433cm" fo:min-width="5.342cm"/>
      <style:paragraph-properties style:writing-mode="lr-tb"/>
    </style:style>
    <style:style style:name="gr3" style:family="graphic" style:parent-style-name="objectwithoutfill">
      <style:graphic-properties svg:stroke-color="#000000" draw:marker-end="Arrow" draw:marker-end-width="0.3cm" draw:fill="solid" draw:fill-color="#b4c7dc" draw:textarea-vertical-align="middle"/>
    </style:style>
    <style:style style:name="gr4" style:family="graphic" style:parent-style-name="standard">
      <style:graphic-properties svg:stroke-color="#000000" draw:fill-color="#729fcf" draw:textarea-horizontal-align="justify" draw:textarea-vertical-align="middle" draw:auto-grow-height="false" fo:min-height="0.919cm" fo:min-width="2.10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dee6ef"/>
      <style:paragraph-properties fo:text-align="center">
        <style:tab-stops/>
      </style:paragraph-properties>
    </style:style>
    <style:style style:name="P3" style:family="paragraph">
      <loext:graphic-properties draw:fill-color="#b4c7dc"/>
      <style:paragraph-properties fo:text-align="center"/>
    </style:style>
    <style:style style:name="P4" style:family="paragraph">
      <loext:graphic-properties draw:fill="solid" draw:fill-color="#b4c7dc"/>
      <style:paragraph-properties fo:text-align="center"/>
    </style:style>
    <style:style style:name="P5" style:family="paragraph">
      <loext:graphic-properties draw:fill-color="#729fcf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034cm" svg:height="24.511cm" svg:x="1.889cm" svg:y="1.762cm">
          <text:p text:style-name="P1">org.lockss.extractor.ArticleMeta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842cm" svg:height="3.683cm" svg:x="13.032cm" svg:y="4.3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842cm" svg:height="3.683cm" svg:x="12.778cm" svg:y="4.109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5.842cm" svg:height="3.683cm" svg:x="2.745cm" svg:y="3.855cm">
          <text:p text:style-name="P1">Raw key</text:p>
          <text:p text:style-name="P1"><text:span text:style-name="T1">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842cm" svg:height="3.683cm" svg:x="12.524cm" svg:y="3.855cm">
          <text:p text:style-name="P1">Raw values</text:p>
          <text:p text:style-name="P1"><text:span text:style-name="T1">String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8.587cm" svg:y1="5.696cm" svg:x2="12.524cm" svg:y2="5.696cm" draw:start-shape="id1" draw:start-glue-point="1" draw:end-shape="id2" svg:d="M8587 5696h3937" svg:viewBox="0 0 3938 1">
          <text:p/>
        </draw:connector>
        <draw:custom-shape draw:style-name="gr2" draw:text-style-name="P3" draw:layer="layout" svg:width="5.842cm" svg:height="3.683cm" svg:x="13.032cm" svg:y="21.3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842cm" svg:height="3.683cm" svg:x="12.778cm" svg:y="21.1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5.842cm" svg:height="3.683cm" svg:x="2.745cm" svg:y="20.873cm">
          <text:p text:style-name="P1">Metadata key</text:p>
          <text:p text:style-name="P1"><text:span text:style-name="T1">MetadataFiel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5.842cm" svg:height="3.683cm" svg:x="12.524cm" svg:y="20.873cm">
          <text:p text:style-name="P1">Metadata values</text:p>
          <text:p text:style-name="P1"><text:span text:style-name="T1">String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8.587cm" svg:y1="22.714cm" svg:x2="12.524cm" svg:y2="22.714cm" draw:start-shape="id3" draw:start-glue-point="1" draw:end-shape="id4" svg:d="M8587 22714h3937" svg:viewBox="0 0 3938 1">
          <text:p/>
        </draw:connector>
        <draw:custom-shape draw:style-name="gr2" draw:text-style-name="P3" xml:id="id5" draw:id="id5" draw:layer="layout" svg:width="5.842cm" svg:height="3.683cm" svg:x="2.745cm" svg:y="9.443cm">
          <text:p text:style-name="P1">Raw key</text:p>
          <text:p text:style-name="P1"><text:span text:style-name="T1">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842cm" svg:height="3.683cm" svg:x="3.253cm" svg:y="15.5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842cm" svg:height="3.683cm" svg:x="2.999cm" svg:y="15.2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5.842cm" svg:height="3.683cm" svg:x="2.745cm" svg:y="15.031cm">
          <text:p text:style-name="P1">Metadata keys</text:p>
          <text:p text:style-name="P1"><text:span text:style-name="T1">MetadataField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5.666cm" svg:y1="13.126cm" svg:x2="5.666cm" svg:y2="15.031cm" draw:start-shape="id5" draw:end-shape="id6" draw:end-glue-point="0" svg:d="M5666 13126v1905" svg:viewBox="0 0 1 1906">
          <text:p/>
        </draw:connector>
        <draw:custom-shape draw:style-name="gr4" draw:text-style-name="P5" draw:layer="layout" svg:width="3.683cm" svg:height="1.651cm" svg:x="8.714cm" svg:y="20.873cm">
          <text:p text:style-name="P1">metadata</text:p>
          <text:p text:style-name="P1">multi-ma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3.683cm" svg:height="1.651cm" svg:x="8.714cm" svg:y="3.855cm">
          <text:p text:style-name="P1">raw</text:p>
          <text:p text:style-name="P1">multi-ma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3.683cm" svg:height="1.651cm" svg:x="5.793cm" svg:y="13.253cm">
          <text:p text:style-name="P1">recipe</text:p>
          <text:p text:style-name="P1">multi-ma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dobe Blank" style:font-family-asian="'Adobe Blank'" style:font-family-generic-asian="system" style:font-pitch-asian="variable" style:font-size-asian="18pt" style:font-style-asian="normal" style:font-weight-asian="normal" style:font-name-complex="Ek Mukta" style:font-family-complex="'Ek Mukta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27T11:32:15.842901969</meta:creation-date>
    <dc:date>2020-02-27T15:54:36.222402663</dc:date>
    <meta:editing-duration>PT4H11M29S</meta:editing-duration>
    <meta:editing-cycles>7</meta:editing-cycles>
    <meta:generator>LibreOffice/6.4.0.3$Linux_X86_64 LibreOffice_project/40$Build-3</meta:generator>
    <meta:document-statistic meta:object-count="19"/>
  </office:meta>
</office:document-meta>
</file>